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26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/>
    </style:style>
  </office:automatic-styles>
  <office:body>
    <office:text>
      <text:p text:style-name="P1"><text:span text:style-name="T1">TEST 2</text:span><text:span text:style-name="T2"/></text:p>
      <text:p text:style-name="P2"><text:span text:style-name="T2">===========================================================================</text:span></text:p>
      <text:p text:style-name="P2"><text:span text:style-name="T3">Question 1 :</text:span></text:p>
      <text:p text:style-name="P2"><text:span text:style-name="T4"/></text:p>
      <text:p text:style-name="P2"><text:span text:style-name="T4">#include &lt;stdio.h&gt;</text:span></text:p>
      <text:p text:style-name="P2"><text:span text:style-name="T4">void main (){</text:span></text:p>
      <text:p text:style-name="P2"><text:span text:style-name="T4"><text:tab/>int units, rs, pay;</text:span></text:p>
      <text:p text:style-name="P2"><text:span text:style-name="T4"><text:tab/>printf("Enter Units of Electricity = ");</text:span></text:p>
      <text:p text:style-name="P2"><text:span text:style-name="T4"><text:tab/>scanf("%d",&amp;units);</text:span></text:p>
      <text:p text:style-name="P2"><text:span text:style-name="T4"><text:tab/></text:span></text:p>
      <text:p text:style-name="P2"><text:span text:style-name="T4"><text:tab/>if (units&gt;=1){</text:span></text:p>
      <text:p text:style-name="P2"><text:span text:style-name="T4"><text:tab/><text:tab/>pay=units*30;</text:span></text:p>
      <text:p text:style-name="P2"><text:span text:style-name="T4"><text:tab/><text:tab/>printf("\nFor %d units you need to pay %d RS only",units,pay);</text:span></text:p>
      <text:p text:style-name="P2"><text:span text:style-name="T4"><text:tab/>} </text:span></text:p>
      <text:p text:style-name="P2"><text:span text:style-name="T4"><text:tab/>else if (units&gt;=51 &amp;&amp; units &lt;=150){</text:span></text:p>
      <text:p text:style-name="P2"><text:span text:style-name="T4"><text:tab/><text:tab/>pay=units*40;</text:span></text:p>
      <text:p text:style-name="P2"><text:span text:style-name="T4"><text:tab/><text:tab/>printf("\n%d units you need to pay %d RS only",units,pay);</text:span></text:p>
      <text:p text:style-name="P2"><text:span text:style-name="T4"><text:tab/>}<text:s text:c="2"/>else {</text:span></text:p>
      <text:p text:style-name="P2"><text:span text:style-name="T4"><text:tab/><text:tab/>pay=units*50;</text:span></text:p>
      <text:p text:style-name="P2"><text:span text:style-name="T4"><text:tab/><text:tab/>printf("\n%d units you need to pay %d RS only",units,pay);</text:span></text:p>
      <text:p text:style-name="P2"><text:span text:style-name="T4"><text:tab/>} </text:span></text:p>
      <text:p text:style-name="P2"><text:span text:style-name="T4">}</text:span></text:p>
      <text:p text:style-name="P2"><draw:frame text:anchor-type="as-char" svg:width="146.47mm" svg:height="84.46mm" style:rel-width="scale" style:rel-height="scale"><draw:object-ole xlink:href="OleObj1"/><draw:image xlink:href="ObjectReplacements/OleObj1"/></draw:frame><text:span text:style-name="T4"/></text:p>
      <text:p text:style-name="P2"><text:span text:style-name="T4"/></text:p>
      <text:p text:style-name="P2"><text:span text:style-name="T5">===========================================================================</text:span><text:span text:style-name="T6"/></text:p>
      <text:p text:style-name="P2"><text:span text:style-name="T6"/></text:p>
      <text:p text:style-name="P2"><text:span text:style-name="T7">Question 2 :</text:span><text:span text:style-name="T8"/></text:p>
      <text:p text:style-name="P2"><text:span text:style-name="T8">#include &lt;stdio.h&gt;</text:span></text:p>
      <text:p text:style-name="P2"><text:span text:style-name="T8">void main (){</text:span></text:p>
      <text:p text:style-name="P2"><text:span text:style-name="T8"><text:tab/>int num;</text:span></text:p>
      <text:p text:style-name="P2"><text:span text:style-name="T8"><text:tab/>printf("Enter NUMBER = ");</text:span></text:p>
      <text:p text:style-name="P2"><text:span text:style-name="T8"><text:tab/>scanf("%d",&amp;num);</text:span></text:p>
      <text:p text:style-name="P2"><text:span text:style-name="T8"><text:tab/></text:span></text:p>
      <text:p text:style-name="P2"><text:span text:style-name="T8"><text:tab/>if (num==0){</text:span></text:p>
      <text:p text:style-name="P2"><text:span text:style-name="T8"><text:tab/><text:tab/>printf("\n %d is NEUTRAL number",num);</text:span></text:p>
      <text:p text:style-name="P2"><text:span text:style-name="T8"><text:tab/>} </text:span></text:p>
      <text:p text:style-name="P2"><text:span text:style-name="T8"><text:tab/>else if (num&gt;=1){</text:span></text:p>
      <text:p text:style-name="P2"><text:span text:style-name="T8"><text:tab/><text:tab/>printf("\n %d is POSITIVE number",num);</text:span></text:p>
      <text:p text:style-name="P2"><text:span text:style-name="T8"><text:tab/>}<text:s text:c="2"/>else {</text:span></text:p>
      <text:p text:style-name="P2"><text:span text:style-name="T8"><text:tab/><text:tab/><text:tab/>printf("\n %d is NEGATIVE number",num);</text:span></text:p>
      <text:p text:style-name="P2"><text:span text:style-name="T8"><text:tab/>} </text:span></text:p>
      <text:p text:style-name="P2"><text:span text:style-name="T8">}</text:span></text:p>
      <text:p text:style-name="P2"><draw:frame text:anchor-type="as-char" svg:width="146.47mm" svg:height="86.15mm" style:rel-width="scale" style:rel-height="scale"><draw:object-ole xlink:href="OleObj2"/><draw:image xlink:href="ObjectReplacements/OleObj2"/></draw:frame><text:span text:style-name="T8"/></text:p>
      <text:p text:style-name="P2"><text:span text:style-name="T8"/></text:p>
      <text:p text:style-name="P2"><text:span text:style-name="T8">===========================================================================</text:span></text:p>
      <text:p text:style-name="P3"><text:span text:style-name="T9">END</text:span><text:span text:style-name="T10"/></text:p>
      <text:p text:style-name="P4"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